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4094707" text:style-name="L2">
        <text:list-item>
          <text:p text:style-name="P1">admin1@admin1-MS-7D48:~$ sudo mysql</text:p>
        </text:list-item>
        <text:list-item>
          <text:p text:style-name="P1">Welcome to the MySQL monitor. <text:s/>Commands end with ; or \g.</text:p>
        </text:list-item>
        <text:list-item>
          <text:p text:style-name="P1">Your MySQL connection id is 11</text:p>
        </text:list-item>
        <text:list-item>
          <text:p text:style-name="P1">Server version: 8.0.42-0ubuntu0.20.04.1 (Ubuntu)</text:p>
        </text:list-item>
        <text:list-item>
          <text:p text:style-name="P1">Copyright (c) 2000, 2025, Oracle and/or its affiliates.</text:p>
        </text:list-item>
        <text:list-item>
          <text:p text:style-name="P1">Oracle is a registered trademark of Oracle Corporation and/or its</text:p>
        </text:list-item>
        <text:list-item>
          <text:p text:style-name="P1">affiliates. Other names may be trademarks of their respective</text:p>
        </text:list-item>
        <text:list-item>
          <text:p text:style-name="P1">owners.</text:p>
        </text:list-item>
        <text:list-item>
          <text:p text:style-name="P1">Type 'help;' or '\h' for help. Type '\c' to clear the current input statement.</text:p>
        </text:list-item>
        <text:list-item>
          <text:p text:style-name="P1">mysql&gt; use employee;</text:p>
        </text:list-item>
        <text:list-item>
          <text:p text:style-name="P1">Database changed</text:p>
        </text:list-item>
        <text:list-item>
          <text:p text:style-name="P1">mysql&gt; CREATE TABLE Employee_Details (</text:p>
        </text:list-item>
        <text:list-item>
          <text:p text:style-name="P1"><text:s text:c="4"/>-&gt; <text:s text:c="4"/>EMPNO INT NOT NULL,</text:p>
        </text:list-item>
        <text:list-item>
          <text:p text:style-name="P1"><text:s text:c="4"/>-&gt; <text:s text:c="4"/>ENAME VARCHAR(10),</text:p>
        </text:list-item>
        <text:list-item>
          <text:p text:style-name="P1"><text:s text:c="4"/>-&gt; <text:s text:c="4"/>DOJ DATE,</text:p>
        </text:list-item>
        <text:list-item>
          <text:p text:style-name="P1"><text:s text:c="4"/>-&gt; <text:s text:c="4"/>SAL DECIMAL(7,2),</text:p>
        </text:list-item>
        <text:list-item>
          <text:p text:style-name="P1"><text:s text:c="4"/>-&gt; <text:s text:c="4"/>DEPTNAME VARCHAR(10),</text:p>
        </text:list-item>
        <text:list-item>
          <text:p text:style-name="P1"><text:s text:c="4"/>-&gt; <text:s text:c="4"/>PRIMARY KEY (EMPNO)</text:p>
        </text:list-item>
        <text:list-item>
          <text:p text:style-name="P1"><text:s text:c="4"/>-&gt; );</text:p>
        </text:list-item>
        <text:list-item>
          <text:p text:style-name="P1">Query OK, 0 rows affected (0.26 sec)</text:p>
        </text:list-item>
        <text:list-item>
          <text:p text:style-name="P1"/>
        </text:list-item>
        <text:list-item>
          <text:p text:style-name="P1">mysql&gt; INSERT INTO Employee_Details VALUES (1001, 'Paul', '1980-01-15', 12000, 'SALES');</text:p>
        </text:list-item>
        <text:list-item>
          <text:p text:style-name="P1">Query OK, 1 row affected (0.05 sec)</text:p>
        </text:list-item>
        <text:list-item>
          <text:p text:style-name="P1">mysql&gt; INSERT INTO Employee_Details VALUES (1002, 'Perry', '1981-02-23', 9000, 'SALES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03, 'Alice', '1979-03-12', 11000, 'HR');</text:p>
        </text:list-item>
        <text:list-item>
          <text:p text:style-name="P1">Query OK, 1 row affected (0.01 sec)</text:p>
        </text:list-item>
        <text:list-item>
          <text:p text:style-name="P1">mysql&gt; INSERT INTO Employee_Details VALUES (1004, 'Pamela', '1981-06-01', 13000, 'HR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05, 'John', '1982-12-20', 8500, 'IT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06, 'Arun', '1980-01-03', 10000, 'IT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07, 'Sita', '1981-07-11', 9500, 'IT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08, 'Pooja', '1981-08-15', 7500, 'SALES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09, 'Raj', '1980-04-05', 11500, 'HR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10, 'Rita', '1981-05-21', 7800, 'IT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11, 'Anil', '1981-06-10', 10500, 'SALES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12, 'Ravi', '1978-03-12', 9200, 'HR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13, 'Pankaj', '1980-07-17', 12500, 'SALES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14, 'Geeta', '1981-11-24', 8300, 'HR');</text:p>
        </text:list-item>
        <text:list-item>
          <text:p text:style-name="P1">Query OK, 1 row affected (0.00 sec)</text:p>
        </text:list-item>
        <text:list-item>
          <text:p text:style-name="P1">mysql&gt; INSERT INTO Employee_Details VALUES (1015, 'Suman', '1981-10-03', 9700, 'IT');</text:p>
        </text:list-item>
        <text:list-item>
          <text:p text:style-name="P1">Query OK, 1 row affected (0.01 sec)</text:p>
        </text:list-item>
        <text:list-item>
          <text:p text:style-name="P1"/>
        </text:list-item>
        <text:list-item>
          <text:p text:style-name="P1">mysql&gt; SELECT * FROM Employee_Details;</text:p>
        </text:list-item>
        <text:list-item>
          <text:p text:style-name="P1"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1 | Paul <text:s text:c="2"/>| 1980-01-15 | 12000.00 | SALES <text:s text:c="3"/>|</text:p>
        </text:list-item>
        <text:list-item>
          <text:p text:style-name="P1">| <text:s/>1002 | Perry <text:s/>| 1981-02-23 | <text:s/>9000.00 | SALES <text:s text:c="3"/>|</text:p>
        </text:list-item>
        <text:list-item>
          <text:p text:style-name="P1">| <text:s/>1003 | Alice <text:s/>| 1979-03-12 | 11000.00 | HR <text:s text:c="9"/>|</text:p>
        </text:list-item>
        <text:list-item>
          <text:p text:style-name="P1">| <text:s/>1004 | Pamela | 1981-06-01 | 13000.00 | HR <text:s text:c="7"/>|</text:p>
        </text:list-item>
        <text:list-item>
          <text:p text:style-name="P1"><text:soft-page-break/>| <text:s/>1005 | John <text:s text:c="2"/>| 1982-12-20 | <text:s/>8500.00 | IT <text:s text:c="12"/>|</text:p>
        </text:list-item>
        <text:list-item>
          <text:p text:style-name="P1">| <text:s/>1006 | Arun <text:s text:c="2"/>| 1980-01-03 | 10000.00 | IT <text:s text:c="11"/>|</text:p>
        </text:list-item>
        <text:list-item>
          <text:p text:style-name="P1">| <text:s/>1007 | Sita <text:s text:c="2"/>| 1981-07-11 | <text:s/>9500.00 | IT <text:s text:c="14"/>|</text:p>
        </text:list-item>
        <text:list-item>
          <text:p text:style-name="P1">| <text:s/>1008 | Pooja <text:s/>| 1981-08-15 | <text:s/>7500.00 | SALES <text:s text:c="3"/>|</text:p>
        </text:list-item>
        <text:list-item>
          <text:p text:style-name="P1">| <text:s/>1009 | Raj <text:s text:c="3"/>| 1980-04-05 | 11500.00 | HR <text:s text:c="10"/>|</text:p>
        </text:list-item>
        <text:list-item>
          <text:p text:style-name="P1">| <text:s/>1010 | Rita <text:s text:c="2"/>| 1981-05-21 | <text:s/>7800.00 | IT <text:s text:c="13"/>| </text:p>
        </text:list-item>
        <text:list-item>
          <text:p text:style-name="P1">| <text:s/>1011 | Anil <text:s text:c="2"/>| 1981-06-10 | 10500.00 | SALES <text:s text:c="3"/>|</text:p>
        </text:list-item>
        <text:list-item>
          <text:p text:style-name="P1">| <text:s/>1012 | Ravi <text:s text:c="2"/>| 1978-03-12 | <text:s/>9200.00 | HR <text:s text:c="10"/>|</text:p>
        </text:list-item>
        <text:list-item>
          <text:p text:style-name="P1">| <text:s/>1013 | Pankaj | 1980-07-17 | 12500.00 | SALES <text:s/>|</text:p>
        </text:list-item>
        <text:list-item>
          <text:p text:style-name="P1">| <text:s/>1014 | Geeta <text:s/>| 1981-11-24 | <text:s/>8300.00 | HR <text:s text:c="9"/>|</text:p>
        </text:list-item>
        <text:list-item>
          <text:p text:style-name="P1">| <text:s/>1015 | Suman <text:s/>| 1981-10-03 | <text:s/>9700.00 | IT <text:s text:c="9"/>|</text:p>
        </text:list-item>
        <text:list-item>
          <text:p text:style-name="P1">+-------+--------+------------+----------+----------+</text:p>
        </text:list-item>
        <text:list-item>
          <text:p text:style-name="P1">15 rows in set (0.00 sec)</text:p>
        </text:list-item>
        <text:list-item>
          <text:p text:style-name="P1"/>
        </text:list-item>
        <text:list-item>
          <text:p text:style-name="P1">mysql&gt; SELECT DISTINCT DEPTNAME FROM Employee_Details;</text:p>
        </text:list-item>
        <text:list-item>
          <text:p text:style-name="P1">+----------+</text:p>
        </text:list-item>
        <text:list-item>
          <text:p text:style-name="P1">| DEPTNAME |</text:p>
        </text:list-item>
        <text:list-item>
          <text:p text:style-name="P1">+----------+</text:p>
        </text:list-item>
        <text:list-item>
          <text:p text:style-name="P1">| SALES <text:s text:c="2"/>|</text:p>
        </text:list-item>
        <text:list-item>
          <text:p text:style-name="P1">| HR <text:s text:c="9"/>|</text:p>
        </text:list-item>
        <text:list-item>
          <text:p text:style-name="P1">| IT <text:s text:c="11"/>|</text:p>
        </text:list-item>
        <text:list-item>
          <text:p text:style-name="P1">+----------+</text:p>
        </text:list-item>
        <text:list-item>
          <text:p text:style-name="P1">3 rows in set (0.00 sec)</text:p>
        </text:list-item>
        <text:list-item>
          <text:p text:style-name="P1"/>
        </text:list-item>
        <text:list-item>
          <text:p text:style-name="P1">mysql&gt; SELECT * FROM Employee_Details ORDER BY SAL ASC;</text:p>
        </text:list-item>
        <text:list-item>
          <text:p text:style-name="P1"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8 | Pooja <text:s/>| 1981-08-15 | <text:s/>7500.00 | SALES <text:s text:c="3"/>|</text:p>
        </text:list-item>
        <text:list-item>
          <text:p text:style-name="P1">| <text:s/>1010 | Rita <text:s text:c="2"/>| 1981-05-21 | <text:s/>7800.00 | IT <text:s text:c="13"/>|</text:p>
        </text:list-item>
        <text:list-item>
          <text:p text:style-name="P1">| <text:s/>1014 | Geeta <text:s/>| 1981-11-24 | <text:s/>8300.00 | HR <text:s text:c="9"/>|</text:p>
        </text:list-item>
        <text:list-item>
          <text:p text:style-name="P1">| <text:s/>1005 | John <text:s text:c="2"/>| 1982-12-20 | <text:s/>8500.00 | IT <text:s text:c="11"/>|</text:p>
        </text:list-item>
        <text:list-item>
          <text:p text:style-name="P1">| <text:s/>1002 | Perry <text:s/>| 1981-02-23 | <text:s/>9000.00 | SALES <text:s text:c="3"/>|</text:p>
        </text:list-item>
        <text:list-item>
          <text:p text:style-name="P1">| <text:s/>1012 | Ravi <text:s text:c="2"/>| 1978-03-12 | <text:s/>9200.00 | HR <text:s text:c="10"/>|</text:p>
        </text:list-item>
        <text:list-item>
          <text:p text:style-name="P1">| <text:s/>1007 | Sita <text:s text:c="2"/>| 1981-07-11 | <text:s/>9500.00 | IT <text:s text:c="12"/>|</text:p>
        </text:list-item>
        <text:list-item>
          <text:p text:style-name="P1">| <text:s/>1015 | Suman <text:s/>| 1981-10-03 | <text:s/>9700.00 | IT <text:s text:c="8"/>|</text:p>
        </text:list-item>
        <text:list-item>
          <text:p text:style-name="P1">| <text:s/>1006 | Arun <text:s text:c="2"/>| 1980-01-03 | 10000.00 | IT <text:s text:c="9"/>|</text:p>
        </text:list-item>
        <text:list-item>
          <text:p text:style-name="P1">| <text:s/>1011 | Anil <text:s text:c="2"/>| 1981-06-10 | 10500.00 | SALES <text:s text:c="2"/>|</text:p>
        </text:list-item>
        <text:list-item>
          <text:p text:style-name="P1">| <text:s/>1003 | Alice <text:s/>| 1979-03-12 | 11000.00 | HR <text:s text:c="8"/>|</text:p>
        </text:list-item>
        <text:list-item>
          <text:p text:style-name="P1">| <text:s/>1009 | Raj <text:s text:c="3"/>| 1980-04-05 | 11500.00 | HR <text:s text:c="9"/>|</text:p>
        </text:list-item>
        <text:list-item>
          <text:p text:style-name="P1">| <text:s/>1001 | Paul <text:s text:c="2"/>| 1980-01-15 | 12000.00 | SALES <text:s text:c="2"/>|</text:p>
        </text:list-item>
        <text:list-item>
          <text:p text:style-name="P1">| <text:s/>1013 | Pankaj | 1980-07-17 | 12500.00 | SALES <text:s text:c="3"/>|</text:p>
        </text:list-item>
        <text:list-item>
          <text:p text:style-name="P1">| <text:s/>1004 | Pamela | 1981-06-01 | 13000.00 | HR <text:s text:c="6"/>|</text:p>
        </text:list-item>
        <text:list-item>
          <text:p text:style-name="P1">+-------+--------+------------+----------+----------+</text:p>
        </text:list-item>
        <text:list-item>
          <text:p text:style-name="P1">15 rows in set (0.00 sec)</text:p>
        </text:list-item>
        <text:list-item>
          <text:p text:style-name="P1"/>
        </text:list-item>
        <text:list-item>
          <text:p text:style-name="P1">mysql&gt; SELECT * FROM Employee_Details WHERE DOJ &lt; '1981-01-01';</text:p>
        </text:list-item>
        <text:list-item>
          <text:p text:style-name="P1"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1 | Paul <text:s text:c="2"/>| 1980-01-15 | 12000.00 | SALES <text:s text:c="3"/>|</text:p>
        </text:list-item>
        <text:list-item>
          <text:p text:style-name="P1">| <text:s/>1003 | Alice <text:s/>| 1979-03-12 | 11000.00 | HR <text:s text:c="9"/>|</text:p>
        </text:list-item>
        <text:list-item>
          <text:p text:style-name="P1">| <text:s/>1006 | Arun <text:s text:c="2"/>| 1980-01-03 | 10000.00 | IT <text:s text:c="10"/>|</text:p>
        </text:list-item>
        <text:list-item>
          <text:p text:style-name="P1">| <text:s/>1009 | Raj <text:s text:c="3"/>| 1980-04-05 | 11500.00 | HR <text:s text:c="10"/>|</text:p>
        </text:list-item>
        <text:list-item>
          <text:p text:style-name="P1">| <text:s/>1012 | Ravi <text:s text:c="2"/>| 1978-03-12 | <text:s/>9200.00 | HR <text:s text:c="10"/>|</text:p>
        </text:list-item>
        <text:list-item>
          <text:p text:style-name="P1">| <text:s/>1013 | Pankaj | 1980-07-17 | 12500.00 | SALES <text:s/>|</text:p>
        </text:list-item>
        <text:list-item>
          <text:p text:style-name="P1">+-------+--------+------------+----------+----------+</text:p>
        </text:list-item>
        <text:list-item>
          <text:p text:style-name="P1">6 rows in set (0.00 sec)</text:p>
        </text:list-item>
        <text:list-item>
          <text:p text:style-name="P1"/>
        </text:list-item>
        <text:list-item>
          <text:p text:style-name="P1">mysql&gt; SELECT * FROM Employee_Details WHERE YEAR(DOJ) = 1981;</text:p>
        </text:list-item>
        <text:list-item>
          <text:p text:style-name="P1"><text:soft-page-break/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2 | Perry <text:s/>| 1981-02-23 | <text:s/>9000.00 | SALES <text:s text:c="3"/>|</text:p>
        </text:list-item>
        <text:list-item>
          <text:p text:style-name="P1">| <text:s/>1004 | Pamela | 1981-06-01 | 13000.00 | HR <text:s text:c="6"/>|</text:p>
        </text:list-item>
        <text:list-item>
          <text:p text:style-name="P1">| <text:s/>1007 | Sita <text:s text:c="2"/>| 1981-07-11 | <text:s/>9500.00 | IT <text:s text:c="13"/>|</text:p>
        </text:list-item>
        <text:list-item>
          <text:p text:style-name="P1">| <text:s/>1008 | Pooja <text:s/>| 1981-08-15 | <text:s/>7500.00 | SALES <text:s text:c="3"/>|</text:p>
        </text:list-item>
        <text:list-item>
          <text:p text:style-name="P1">| <text:s/>1010 | Rita <text:s text:c="2"/>| 1981-05-21 | <text:s/>7800.00 | IT <text:s text:c="13"/>|</text:p>
        </text:list-item>
        <text:list-item>
          <text:p text:style-name="P1">| <text:s/>1011 | Anil <text:s text:c="2"/>| 1981-06-10 | 10500.00 | SALES <text:s text:c="3"/>|</text:p>
        </text:list-item>
        <text:list-item>
          <text:p text:style-name="P1">| <text:s/>1014 | Geeta <text:s/>| 1981-11-24 | <text:s/>8300.00 | HR <text:s text:c="9"/>|</text:p>
        </text:list-item>
        <text:list-item>
          <text:p text:style-name="P1">| <text:s/>1015 | Suman <text:s/>| 1981-10-03 | <text:s/>9700.00 | IT <text:s text:c="9"/>|</text:p>
        </text:list-item>
        <text:list-item>
          <text:p text:style-name="P1">+-------+--------+------------+----------+----------+</text:p>
        </text:list-item>
        <text:list-item>
          <text:p text:style-name="P1">8 rows in set (0.00 sec)</text:p>
        </text:list-item>
        <text:list-item>
          <text:p text:style-name="P1"/>
        </text:list-item>
        <text:list-item>
          <text:p text:style-name="P1">mysql&gt; SELECT AVG(SAL) AS Avg_Salary FROM Employee_Details;</text:p>
        </text:list-item>
        <text:list-item>
          <text:p text:style-name="P1">+--------------+</text:p>
        </text:list-item>
        <text:list-item>
          <text:p text:style-name="P1">| Avg_Salary <text:s text:c="2"/>|</text:p>
        </text:list-item>
        <text:list-item>
          <text:p text:style-name="P1">+--------------+</text:p>
        </text:list-item>
        <text:list-item>
          <text:p text:style-name="P1">| 10000.000000 |</text:p>
        </text:list-item>
        <text:list-item>
          <text:p text:style-name="P1">+--------------+</text:p>
        </text:list-item>
        <text:list-item>
          <text:p text:style-name="P1">1 row in set (0.03 sec)</text:p>
        </text:list-item>
        <text:list-item>
          <text:p text:style-name="P1"/>
        </text:list-item>
        <text:list-item>
          <text:p text:style-name="P1">mysql&gt; SELECT MIN(SAL) AS Min_Salary, MAX(SAL) AS Max_Salary FROM Employee_Details;</text:p>
        </text:list-item>
        <text:list-item>
          <text:p text:style-name="P1">+------------+------------+</text:p>
        </text:list-item>
        <text:list-item>
          <text:p text:style-name="P1">| Min_Salary | Max_Salary |</text:p>
        </text:list-item>
        <text:list-item>
          <text:p text:style-name="P1">+------------+------------+</text:p>
        </text:list-item>
        <text:list-item>
          <text:p text:style-name="P1">| <text:s text:c="3"/>7500.00 | <text:s text:c="2"/>13000.00 |</text:p>
        </text:list-item>
        <text:list-item>
          <text:p text:style-name="P1">+------------+------------+</text:p>
        </text:list-item>
        <text:list-item>
          <text:p text:style-name="P1">1 row in set (0.00 sec)</text:p>
        </text:list-item>
        <text:list-item>
          <text:p text:style-name="P1"/>
        </text:list-item>
        <text:list-item>
          <text:p text:style-name="P1">mysql&gt; SELECT * FROM Employee_Details WHERE ENAME LIKE 'P%';</text:p>
        </text:list-item>
        <text:list-item>
          <text:p text:style-name="P1"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1 | Paul <text:s text:c="2"/>| 1980-01-15 | 12000.00 | SALES <text:s text:c="4"/>|</text:p>
        </text:list-item>
        <text:list-item>
          <text:p text:style-name="P1">| <text:s/>1002 | Perry <text:s/>| 1981-02-23 | <text:s/>9000.00 | SALES <text:s text:c="4"/>|</text:p>
        </text:list-item>
        <text:list-item>
          <text:p text:style-name="P1">| <text:s/>1004 | Pamela | 1981-06-01 | 13000.00 | HR <text:s text:c="8"/>|</text:p>
        </text:list-item>
        <text:list-item>
          <text:p text:style-name="P1">| <text:s/>1008 | Pooja <text:s/>| 1981-08-15 | <text:s/>7500.00 | SALES <text:s text:c="4"/>|</text:p>
        </text:list-item>
        <text:list-item>
          <text:p text:style-name="P1">| <text:s/>1013 | Pankaj | 1980-07-17 | 12500.00 | SALES <text:s text:c="3"/>|</text:p>
        </text:list-item>
        <text:list-item>
          <text:p text:style-name="P1">+-------+--------+------------+----------+----------+</text:p>
        </text:list-item>
        <text:list-item>
          <text:p text:style-name="P1">5 rows in set (0.00 sec)</text:p>
        </text:list-item>
        <text:list-item>
          <text:p text:style-name="P1"/>
        </text:list-item>
        <text:list-item>
          <text:p text:style-name="P1">mysql&gt; SELECT ENAME FROM Employee_Details WHERE ENAME LIKE '%a';</text:p>
        </text:list-item>
        <text:list-item>
          <text:p text:style-name="P1">+--------+</text:p>
        </text:list-item>
        <text:list-item>
          <text:p text:style-name="P1">| ENAME <text:s/>|</text:p>
        </text:list-item>
        <text:list-item>
          <text:p text:style-name="P1">+--------+</text:p>
        </text:list-item>
        <text:list-item>
          <text:p text:style-name="P1">| Pamela |</text:p>
        </text:list-item>
        <text:list-item>
          <text:p text:style-name="P1">| Sita <text:s text:c="5"/>|</text:p>
        </text:list-item>
        <text:list-item>
          <text:p text:style-name="P1">| Pooja <text:s/>|</text:p>
        </text:list-item>
        <text:list-item>
          <text:p text:style-name="P1">| Rita <text:s text:c="4"/>|</text:p>
        </text:list-item>
        <text:list-item>
          <text:p text:style-name="P1">| Geeta <text:s/>|</text:p>
        </text:list-item>
        <text:list-item>
          <text:p text:style-name="P1">+--------+</text:p>
        </text:list-item>
        <text:list-item>
          <text:p text:style-name="P1">5 rows in set (0.00 sec)</text:p>
        </text:list-item>
        <text:list-item>
          <text:p text:style-name="P1"/>
        </text:list-item>
        <text:list-item>
          <text:p text:style-name="P1">mysql&gt; SELECT MAX(SAL) AS Second_Highest_Salary</text:p>
        </text:list-item>
        <text:list-item>
          <text:p text:style-name="P1"><text:s text:c="4"/>-&gt; FROM Employee_Details</text:p>
        </text:list-item>
        <text:list-item>
          <text:p text:style-name="P1"><text:s text:c="4"/>-&gt; WHERE SAL &lt; (SELECT MAX(SAL) FROM Employee_Details);</text:p>
        </text:list-item>
        <text:list-item>
          <text:p text:style-name="P1">+-----------------------+</text:p>
        </text:list-item>
        <text:list-item>
          <text:p text:style-name="P1">| Second_Highest_Salary |</text:p>
        </text:list-item>
        <text:list-item>
          <text:p text:style-name="P1">+-----------------------+</text:p>
        </text:list-item>
        <text:list-item>
          <text:p text:style-name="P1"><text:soft-page-break/>| <text:s text:c="13"/>12500.00 |</text:p>
        </text:list-item>
        <text:list-item>
          <text:p text:style-name="P1">+-----------------------+</text:p>
        </text:list-item>
        <text:list-item>
          <text:p text:style-name="P1">1 row in set (0.04 sec)</text:p>
        </text:list-item>
        <text:list-item>
          <text:p text:style-name="P1"/>
        </text:list-item>
        <text:list-item>
          <text:p text:style-name="P1">mysql&gt; SELECT * FROM Employee_Details WHERE SAL &gt;= 10000;</text:p>
        </text:list-item>
        <text:list-item>
          <text:p text:style-name="P1"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1 | Paul <text:s text:c="2"/>| 1980-01-15 | 12000.00 | SALES <text:s text:c="3"/>|</text:p>
        </text:list-item>
        <text:list-item>
          <text:p text:style-name="P1">| <text:s/>1003 | Alice <text:s/>| 1979-03-12 | 11000.00 | HR <text:s text:c="6"/>|</text:p>
        </text:list-item>
        <text:list-item>
          <text:p text:style-name="P1">| <text:s/>1004 | Pamela | 1981-06-01 | 13000.00 | HR <text:s text:c="6"/>|</text:p>
        </text:list-item>
        <text:list-item>
          <text:p text:style-name="P1">| <text:s/>1006 | Arun <text:s text:c="2"/>| 1980-01-03 | 10000.00 | IT <text:s text:c="6"/>|</text:p>
        </text:list-item>
        <text:list-item>
          <text:p text:style-name="P1">| <text:s/>1009 | Raj <text:s text:c="3"/>| 1980-04-05 | 11500.00 | HR <text:s text:c="6"/>|</text:p>
        </text:list-item>
        <text:list-item>
          <text:p text:style-name="P1">| <text:s/>1011 | Anil <text:s text:c="2"/>| 1981-06-10 | 10500.00 | SALES <text:s text:c="3"/>|</text:p>
        </text:list-item>
        <text:list-item>
          <text:p text:style-name="P1">| <text:s/>1013 | Pankaj | 1980-07-17 | 12500.00 | SALES <text:s text:c="3"/>|</text:p>
        </text:list-item>
        <text:list-item>
          <text:p text:style-name="P1">+-------+--------+------------+----------+----------+</text:p>
        </text:list-item>
        <text:list-item>
          <text:p text:style-name="P1">7 rows in set (0.00 sec)</text:p>
        </text:list-item>
        <text:list-item>
          <text:p text:style-name="P1"/>
        </text:list-item>
        <text:list-item>
          <text:p text:style-name="P1">mysql&gt; SELECT e1.*</text:p>
        </text:list-item>
        <text:list-item>
          <text:p text:style-name="P1"><text:s text:c="4"/>-&gt; FROM Employee_Details e1</text:p>
        </text:list-item>
        <text:list-item>
          <text:p text:style-name="P1"><text:s text:c="4"/>-&gt; WHERE SAL = (</text:p>
        </text:list-item>
        <text:list-item>
          <text:p text:style-name="P1"><text:s text:c="4"/>-&gt; <text:s text:c="4"/>SELECT MAX(SAL) FROM Employee_Details e2 WHERE e1.DEPTNAME = e2.DEPTNAME</text:p>
        </text:list-item>
        <text:list-item>
          <text:p text:style-name="P1"><text:s text:c="4"/>-&gt; );</text:p>
        </text:list-item>
        <text:list-item>
          <text:p text:style-name="P1">+-------+--------+------------+----------+----------+</text:p>
        </text:list-item>
        <text:list-item>
          <text:p text:style-name="P1">| EMPNO | ENAME <text:s/>| DOJ <text:s text:c="7"/>| SAL <text:s text:c="5"/>| DEPTNAME |</text:p>
        </text:list-item>
        <text:list-item>
          <text:p text:style-name="P1">+-------+--------+------------+----------+----------+</text:p>
        </text:list-item>
        <text:list-item>
          <text:p text:style-name="P1">| <text:s/>1004 | Pamela | 1981-06-01 | 13000.00 | HR <text:s text:c="6"/>|</text:p>
        </text:list-item>
        <text:list-item>
          <text:p text:style-name="P1">| <text:s/>1006 | Arun <text:s text:c="2"/>| 1980-01-03 | 10000.00 | IT <text:s text:c="6"/>|</text:p>
        </text:list-item>
        <text:list-item>
          <text:p text:style-name="P1">| <text:s/>1013 | Pankaj | 1980-07-17 | 12500.00 | SALES <text:s text:c="3"/>|</text:p>
        </text:list-item>
        <text:list-item>
          <text:p text:style-name="P1">+-------+--------+------------+----------+----------+</text:p>
        </text:list-item>
        <text:list-item>
          <text:p text:style-name="P1">3 rows in set (0.00 sec)</text:p>
        </text:list-item>
        <text:list-item>
          <text:p text:style-name="P1"/>
        </text:list-item>
        <text:list-item>
          <text:p text:style-name="P1">mysql&gt; UPDATE Employee_Details SET SAL = SAL * 1.10;</text:p>
        </text:list-item>
        <text:list-item>
          <text:p text:style-name="P1">Query OK, 15 rows affected (0.05 sec)</text:p>
        </text:list-item>
        <text:list-item>
          <text:p text:style-name="P1">Rows matched: 15 <text:s/>Changed: 15 <text:s/>Warnings: 0</text:p>
        </text:list-item>
        <text:list-item>
          <text:p text:style-name="P1"/>
        </text:list-item>
        <text:list-item>
          <text:p text:style-name="P1">mysql&gt; SELECT ENAME AS Employee_Name, SAL AS Salary, DEPTNAME AS Department FROM Employee_Details;</text:p>
        </text:list-item>
        <text:list-item>
          <text:p text:style-name="P1">+---------------+----------+------------+</text:p>
        </text:list-item>
        <text:list-item>
          <text:p text:style-name="P1">| Employee_Name | Salary <text:s text:c="2"/>| Department |</text:p>
        </text:list-item>
        <text:list-item>
          <text:p text:style-name="P1">+---------------+----------+------------+</text:p>
        </text:list-item>
        <text:list-item>
          <text:p text:style-name="P1">| Paul <text:s text:c="9"/>| 13200.00 | SALES <text:s text:c="5"/>|</text:p>
        </text:list-item>
        <text:list-item>
          <text:p text:style-name="P1">| Perry <text:s text:c="8"/>| <text:s/>9900.00 | SALES <text:s text:c="5"/>|</text:p>
        </text:list-item>
        <text:list-item>
          <text:p text:style-name="P1">| Alice <text:s text:c="8"/>| 12100.00 | HR <text:s text:c="8"/>|</text:p>
        </text:list-item>
        <text:list-item>
          <text:p text:style-name="P1">| Pamela <text:s text:c="7"/>| 14300.00 | HR <text:s text:c="8"/>|</text:p>
        </text:list-item>
        <text:list-item>
          <text:p text:style-name="P1">| John <text:s text:c="9"/>| <text:s/>9350.00 | IT <text:s text:c="8"/>|</text:p>
        </text:list-item>
        <text:list-item>
          <text:p text:style-name="P1">| Arun <text:s text:c="9"/>| 11000.00 | IT <text:s text:c="8"/>|</text:p>
        </text:list-item>
        <text:list-item>
          <text:p text:style-name="P1">| Sita <text:s text:c="9"/>| 10450.00 | IT <text:s text:c="8"/>|</text:p>
        </text:list-item>
        <text:list-item>
          <text:p text:style-name="P1">| Pooja <text:s text:c="8"/>| <text:s/>8250.00 | SALES <text:s text:c="5"/>|</text:p>
        </text:list-item>
        <text:list-item>
          <text:p text:style-name="P1">| Raj <text:s text:c="10"/>| 12650.00 | HR <text:s text:c="8"/>|</text:p>
        </text:list-item>
        <text:list-item>
          <text:p text:style-name="P1">| Rita <text:s text:c="9"/>| <text:s/>8580.00 | IT <text:s text:c="8"/>|</text:p>
        </text:list-item>
        <text:list-item>
          <text:p text:style-name="P1">| Anil <text:s text:c="9"/>| 11550.00 | SALES <text:s text:c="5"/>|</text:p>
        </text:list-item>
        <text:list-item>
          <text:p text:style-name="P1">| Ravi <text:s text:c="9"/>| 10120.00 | HR <text:s text:c="8"/>|</text:p>
        </text:list-item>
        <text:list-item>
          <text:p text:style-name="P1">| Pankaj <text:s text:c="7"/>| 13750.00 | SALES <text:s text:c="5"/>|</text:p>
        </text:list-item>
        <text:list-item>
          <text:p text:style-name="P1">| Geeta <text:s text:c="8"/>| <text:s/>9130.00 | HR <text:s text:c="8"/>|</text:p>
        </text:list-item>
        <text:list-item>
          <text:p text:style-name="P1">| Suman <text:s text:c="8"/>| 10670.00 | IT <text:s text:c="8"/>|</text:p>
        </text:list-item>
        <text:list-item>
          <text:p text:style-name="P1">+---------------+----------+------------+</text:p>
        </text:list-item>
        <text:list-item>
          <text:p text:style-name="P1">15 rows in set (0.00 sec)</text:p>
        </text:list-item>
        <text:list-item>
          <text:p text:style-name="P1"/>
        </text:list-item>
        <text:list-item>
          <text:p text:style-name="P1">mysql&gt;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31T14:52:49.890226472</meta:creation-date>
    <dc:date>2025-07-31T14:59:11.762094537</dc:date>
    <meta:editing-duration>PT6M22S</meta:editing-duration>
    <meta:editing-cycles>1</meta:editing-cycles>
    <meta:document-statistic meta:table-count="0" meta:image-count="0" meta:object-count="0" meta:page-count="4" meta:paragraph-count="239" meta:word-count="1898" meta:character-count="10245" meta:non-whitespace-character-count="7910"/>
    <meta:generator>LibreOffice/6.4.7.2$Linux_X86_64 LibreOffice_project/40$Build-2</meta:generator>
  </office:meta>
</office:document-meta>
</file>